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560d4"/>
    </style:style>
    <style:style style:name="P2" style:family="paragraph" style:parent-style-name="Standard">
      <style:text-properties officeooo:paragraph-rsid="0006346d"/>
    </style:style>
    <style:style style:name="P3" style:family="paragraph" style:parent-style-name="Standard">
      <style:text-properties officeooo:paragraph-rsid="0007f78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06346d"/>
    </style:style>
    <style:style style:name="T4" style:family="text">
      <style:text-properties fo:language="lt" fo:country="LT" officeooo:rsid="0006346d"/>
    </style:style>
    <style:style style:name="T5" style:family="text">
      <style:text-properties fo:language="lt" fo:country="LT" fo:font-weight="bold" officeooo:rsid="0006346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0/22. Kvailys. </text:span><text:span text:style-name="T2">Vakumas</text:span>. Tai tarsi tuštuma, bet kartu visuma. Pradžia, bet gali būti ir pabaiga. Tai niekas iš kurio gali gimti viskas. Tai mažos ir daug smulkmenų, kartu vienas didelis paveikslas. Minimalizmas. Maži resursai, tačiau dideli potencialai. Dažnai tai rodo tam tikrą ryšį su mažais vaikais iki penkerių metų. Svarba teikti draugišką ir sąmoningą santykį jiems. Simbolizuoja tokias savybes, kaip naivumas, vaikiškumas, neapgalvotumas, dėmesys čia ir dabar, nesirūpinant kas bus rytoj. Asocijuojasi su Neptūno planeta, nors kartais galima rasti šaltinių, teigiančių panašumus su Urano planeta, nes ji sukelia staigias permainas ir naujoves.</text:p>
      <text:p text:style-name="Standard"/>
      <text:p text:style-name="Standard"><text:span text:style-name="T1">1. Magas.</text:span> Mintis. Pradžia.Tai pirminė idėja galvoje, mintis ir mintys. Tai žinios ir jų perdavimas, komunikacija, mokymas ir mokymasis. Lyderiavimas, tikslų siekimas. Logika, protas ir saviraiška. Gebėjimas išreikšti savo idėjas, tikslus ir juos įgyvendinti. Pranašumas, gebėjimas nustebinti. Gali būti susiję su broliais/seserimis/jaunesniais už jus kolegomis/mokiniais. Didelis potencialas eiti į priekį, panaudojant tiek materialines, tiek dvasines vertybes. Asocijuojasi su planeta Merkurijumi, kuris ir simbolizuoja komunikaciją, intelektą, informaciją.</text:p>
      <text:p text:style-name="Standard"/>
      <text:p text:style-name="Standard"><text:span text:style-name="T1">2. Žynė. </text:span><text:span text:style-name="T2">Energija</text:span>. Mintis turi būti „užmaitinta“ energija, jog vyktų jos materialiazija. Būtent tokią energiją simbolizuoja 2 arkanas. Energija. Moteriškumas, moterys, kai yra pabrėžiama labiau moteriškas rūpestingumas, moteriškos energijos. Tai ir bendrai energija, kuri užmaitina viską. Pastojimas. Energetinis gydymas, kai vieno žmogaus energija naudojama kito gydymui. Temos, kurios susijusios su sveikata, gydymas, daugiau natūralus, žolininkystė, natūralūs gydymo būdai. Gyvūnai ar silpnesni už jus žmonės ir būtybės. Intuicija, kuri susijusi su sveikatos tematika. Asocijuojasi su Mėnuliu, kuris ir simbolizuoja žmogaus pasąmonę, intuiciją, šeimyniškumą.</text:p>
      <text:p text:style-name="Standard"/>
      <text:p text:style-name="Standard"><text:span text:style-name="T1">3. Valdovė.</text:span><text:span text:style-name="T2"> Materializacija</text:span><text:span text:style-name="T1">.</text:span> Moteriškumas. Šis arkanas atspindi idėjų įgyvendimą, projektų kūrimą, kai jau matosi tam tikri rezultatai. Neštumo periodas. Mama. Taip pat tai yra susiję su vaikais, jų auklėjimu, rūpesčiu ne buitiniu, o ugdymo prasme. Pastovus ir koncentruotas dėmesys vaikams, jog juos suprasti, atskleisti talentus. Tai kartu parodo ilgalaikę aistrą, jausmus, grožį, taikos nešimą į aplinką. Asocijuojasi su Veneros planeta, kuri yra grožio, aistros, pasitenkinimo, materijos simbolis.</text:p>
      <text:p text:style-name="Standard"/>
      <text:p text:style-name="Standard"><text:span text:style-name="T1">4. Valdovas.</text:span> Darbas. Materialus įdirbis. Tai realios ir pastovios pastangos. Jokio tingėjimo, aistra, energingumas, stabilumas. Dažnai tai gali rodyti verslą, verslumą, vadovavimo poziciją. Svarbu darbštumo savybė. Tėvas. Šis arkanas reikalauja pastovaus įdirbio, kad nebūtų rezultatai „už nieką“, „iš dangaus“. Svarbu nesinaudoti kitų sąskaita įvairiomis prasmėmis. Asocijuojasi su Avino zodiako ženklu, kurio pagrindinės savybės yra inercija, jėga, ėjimas į priekį.</text:p>
      <text:p text:style-name="Standard"/>
      <text:p text:style-name="P1"><text:span text:style-name="T1">5. Žynys.</text:span> Dvasingumas. Išmintis. Vyriškumas. Tėvo, dvasinio mokytojo energija. Tai gana dviguba energetika, kuri simbolizuoja tiek dvasines vertybes, tiek materialias. Balansas tarp jų. Tai tam tikra kontrolė, kuri ir bando išlaikyti harmoniją tarp įvairių energijų. Tam tikra Kūrėjo energija. Visatos dėsnių įstatymai. Religiniai įsitikinimai. Priežasties pasekmės dėsnis. Asocijuojasi su Jaučio zodiako ženklu, kuris simbolizuoja materiją su aistra.</text:p>
      <text:p text:style-name="P1"/>
      <text:p text:style-name="P1"><text:span text:style-name="T1">6. Mylimieji.</text:span> Santykiai. Meilė, harmonija, kompromisai, vertybių sulyginimas, pasirinkimai, Daugiausiai tai susiję su šeima ir santykiais. Vyro ir moteris susijungimas. Partnerystė. Emocinis ir fizinis susijungimas. Gebėjimas eiti į kompromisus, išlaikyti santykius, būti lojaliu. Ištikimybė. Tai gali simbolizuoti ir dalykinius santykius, sandorius, tačiau daugiausiai tai energija kartu su jausmu, pamatymas abiejų partnerių tiek silpnybes, tiek stiprybes. Atitinkamai pažįstant “nuogai” vienas kitą – rasti santykio išsauogjimo variantus. Asocijuojasi su Dvynių zodiako ženklu, kuris simbolizuoja dvi puses, dviprasmiškumą.</text:p>
      <text:p text:style-name="P1"/>
      <text:p text:style-name="P1"><text:soft-page-break/><text:span text:style-name="T1">7. Vežimas.</text:span> Judėjimas. Tai sėkmė, tobulėjimas ir spartus judėjimas, daugiausiai per žinias. Taip pat tai simbolizuoja tam tikrą tėkmę, bangą. Gebėjimas valdyti, būti pastoviame judėjime, siekime. Tai nuoseklus, pastovus judesys, kai būna sunku sustoti, pailsėti. Tai gali simbolizuoti mokslą, kelionės, užsienį. Tėkmės kontrolė. Valios ir proto stiprybė. Būtent ne kliudymas, kenkimas kitiems, o pagalba ir stūmimas į priekį. Asocijuojasi su Vėžio zodiako ženklu, kuriam yra svarbus pastovus rūpestingumas, evoliucionavimas, augimas.</text:p>
      <text:p text:style-name="P1"/>
      <text:p text:style-name="P1"><text:span text:style-name="T1">8. Stiprybė.</text:span> Balansas. Vidinė itin galinga stiprybė, kuri leidžia laikyti balanse viską aplink. Harmonizuoti tiek aistras, norus, materiją, tiek dvasinius dalykus. Taip pat gali būti susiję su teisiniais dalykais, įstatymais, sąžiningumu, teisingumu. Teisybės įvedimas, tam tikru požiūriu tai ir kompromisai. Konfliktai, kuriuos reikia išspręsti, sukontroliuoti nepriimant vienos ar kitos pusės. Būtent balansas. Drąsa, įtaka. Asocijuojasi su Liūto zodiako ženklu, kuris pasižymi asmenine stiprybe, jėga.</text:p>
      <text:p text:style-name="P1"/>
      <text:p text:style-name="P1"><text:span text:style-name="T1">9. Atsiskyrėlis. </text:span>Vienatvė. Šis arkanas simbolizuoja reikiamybę atsiriboti, pažvelgti į situaciją iš šono. Izoliacija. Stiprus pasitikėjimas savimi, kai sugebama atsižvelgti į kitus žmones ir save. Vienatvė, bet ne vienišumas. Kai sugebama atsiriboti – atsiranda ekstrasenosinių savybių gebėjimai. Ėjimas vienam ieškoti savo dvasinių žinių pagrindo. Sielos kelionė, vidinis kelrodis. Intuicija. Taip pat tai gali būti susiję su vyresniais už jus žmonėmis, senoliais. Asocijuojasi su Mergelės zodiako ženklu, kuri dažnai nori viena rūpintis viskuo.</text:p>
      <text:p text:style-name="P1"/>
      <text:p text:style-name="P1"><text:span text:style-name="T1">10. Fortūnos ratas.</text:span> Cikliškumas. Sėkmė, investicijos, cirkuliacija, sėkmė, fiksacija, pokyčiai. Mėgautis dabartimi. Taip pat susiję su pinigais, uždirbimu. Tiek apie patį žmogų, arba suteikimą kitam uždirbti. Suvokimas, jog viskas yra cikliška, tai gerai, tai blogai. Nebandyti tai sukontroliuoti, nes viskas sukasi ratu. Gyvenimas yra žaidimas. Asocijuojasi su Jupiterio planeta, kuri yra gausos, prasiplėtimo simbolis.</text:p>
      <text:p text:style-name="P1"/>
      <text:p text:style-name="P1"><text:span text:style-name="T1">11. Teisingumas.</text:span> Saugojimas. Tiesa, priežasties pasekmės dėsnis, įstatymai, balansas, struktūra, lygybė. Kiekvienas yra asmenybė ir reikia išlaikyti balansą su kitu žmogumi. Kiekvienas veiksmas turi pasekmę, todėl reikia saugoti ir apsaugoti visą save supančią aplinką. Tai ir santykius, kitus žmonės, jų sveikatą ir t.t. Saugotojo rolė, kuris išlaiko pusiausvyrą. Taip pat gali būti susiję su karingumu, kovojimu, fizine jėga, kai ji naudojama būtent saugoti, ne griauti. Fizinio kūno treniravimas. Asocijuojasi su Svarstyklių zodiako ženklu, kuris simbolizuoja harmoniją ir balansą su kitais žmonėmis ir aplinka.</text:p>
      <text:p text:style-name="P1"/>
      <text:p text:style-name="P1"><text:span text:style-name="T1">12. Pakabintasis.</text:span> Sustojimas. Tai tam tikra pauzė, sustojimas, kai apmąstoma kas yra padaryta, pasakyta ir t.t. Kartais tai gali reikšti pasiaukojimą, kitokį požiūrį į situaciją, kai ji įvertinama būtent sustojus. Pasiaukojimas turi atnešti gerus rezultatais. Tai gali būti susiję su psichologija, išklausymu, paguoda, harmoningu bendravimu, gebėjimu valdyti situaciją žodžiais, psichologiniais metodais. Asocijuojasi su Plutono planeta, kuri simbolizuoja transformaciją ir negatyvios energijos pavertimą į teigiamą.</text:p>
      <text:p text:style-name="P1"/>
      <text:p text:style-name="P1"><text:span text:style-name="T1">13. Mirtis.</text:span> Pokyčiai. Etapo pabaiga, naujo pradžia, pokyčiai, transformacijos. Permainos yra reikalingi visiems. Tai gali rodyti vieno gyvenimo periodą pabaigą ir reikiamybę naujam. Arba kardinalų pasikeitimą, transformaciją. Siekimas pastovių naujovių, permainų, griovimas standartų ir rutinos. Išradingumas. Įvedimas naujų taisyklių. Nepastovumas. Asocijuojasi su Skorpiono zodiako ženklu, kuris valdo mirties ir gimimo energijas.</text:p>
      <text:p text:style-name="P1"/>
      <text:p text:style-name="P1"/>
      <text:p text:style-name="P2"><text:soft-page-break/>1<text:span text:style-name="T1">4. Nuosaikumas.</text:span> Harmonija. Pusiaukelė, kantrybė, ramybė, grožis, prasmė. Tai gali reikšti ramybę, kurią jūs atradote. Grožį, kurį sukūrėte. Harmoniją, kurią pasiekėte. Apmąstymas, ar per daug neužsisėdėjote rutinoje, ar nepradėjote visko kaupti: žinių, dėmesio, turto ir t.t. Gebėjimas laisvai dalintis savo ramybe su kitais, suteikti jiems grožį, komfortą. Tai stabilumas, kai nereikia pokyčių ir permainų. Reikiamybė išlaikyti taip, kaip yra. Jokio praradimo. Adekvatus kaupimas, jog būtų galima dalintis. Asocijuojasi su Šaulio zodiako ženklu, kuris pastoviai motyvuoja, ir yra geradaris optimistas.</text:p>
      <text:p text:style-name="P2"/>
      <text:p text:style-name="P2"><text:span text:style-name="T1">15. Velnias.</text:span> Spąstai. Priklausomybė, materializmas, manipuliacijos, okultizmas. Tai tam tikri spąstai, kurie gali būti įvairaus pobūdžio: alkoholio ir kitos priklausomybės, maginiai užkeikimai, prakeiksmai, vidinė tuštuma, prasmės ir motyvacijos nebuvimas. Polinkis į merkantilizmą. Gyvenimo tėkmė, kuris tarsi veda žemyn, nes sunku suvaldyti aplinkoje esančias energijas. Tai gali duodi puikią charizmą, pritraukimas-magnetizmas. Organizaciniai gebėjimai. Asocijuojasi su Ožiaragio zodiako ženklu, kuris simbolizuoja hierarchiją, griežtą kontrolę.</text:p>
      <text:p text:style-name="P2"/>
      <text:p text:style-name="P2"><text:span text:style-name="T1">16. Bokštas.</text:span> Griūtis. Staigūs pokyčiai, sudužimas, katastrofa, sunaikinimas. Tai gali būti susiję tiek su mentaliniais, tiek materialiais aspektais. Visiškas turto suniokojimas. Kardinalūs pasaulėžiūros pasikeitimai. Destrukciniai tiek patarimai, tiek veiksmai. Nekilnojamas turtas. Asocijuojasi su Marso planeta, kuri neša dominavimo, vyriškumo ir staigumo energijas.</text:p>
      <text:p text:style-name="P2"/>
      <text:p text:style-name="P2"><text:span text:style-name="T1">17. Žvaigždė.</text:span> Talentai. Viltis, tikėjimas, atsinaujinimas. Tai talentų ir lengvas vidinio pasaulio išsireiškimas. Svarbu vidinė laisvė, nepriklausomybė, įvairiapusiškumas. Jausmų atvėrimas aplinkai. Savo potencialo atskleidimas ir parodymas pasauliui. Sukūrimas kažko naujo, autorinis darbas. Stiprybė naujovėms, drąsa. Jėga ir valia kiekviename savo gyvenimo žingsnyje skleisti stiprybę. Asocijuojasi su Vandenio zodiako ženklu, kuris yra inovatyvus ir skleidžiantis laisvės energiją.</text:p>
      <text:p text:style-name="P2"/>
      <text:p text:style-name="P2"><text:span text:style-name="T1">18. Mėnulis.</text:span> Apgaulės. Reikiamybė naudotis savo intuicija, nes viskas iš išorės gali atrodyti ne taip, kaip yra. Atsiverti, neprisileisti melo, apgaulių, baimių ir negatyvumo. Daugiau įžvelgti gilesnių dalykų, nes aplink gali vyrauti iliuzija. Taip pat tai susiję su namų jaukumu, komfortu ir saugumu. Buities darbai, reikiamybė išlaikyti namuose jaukią atmosferą tiek psichologine, tiek materialia prasmėmis, Asocijuojasi su Žuvų zodiako ženklu, kuris yra iliuzijų ir intuicijos valdovas.</text:p>
      <text:p text:style-name="P2"/>
      <text:p text:style-name="P2"><text:span text:style-name="T1">19. Saulė.</text:span> Pasiekimai. Džiaugsmas, sėkmė, šventimas, pozityvumas. Tai stiprybės ir gyvybingumo simbolis. Pergalės. Vidinė jėga ir stiprybė, kurios pagalba galima padėti kitiems žmonėms. Statusas, pripažinimas. Aukštas postas visomis prasmėmis. Kaip pavadinimas Saulė, taip ir energija yra šilta, duodanti, suteikianti. Nepamiršti, jog galima ir nudeginti. Netinka manipuliacijos. Asocijuojasi su Saulė, kuri atsakinga už asmeninę jėgą, pasisekimą, gyvybingumą, įvaizd<text:span text:style-name="T4">į.</text:span></text:p>
      <text:p text:style-name="P2"><text:span text:style-name="T4"/></text:p>
      <text:p text:style-name="P3"><text:span text:style-name="T5">20. Nuosprendis.</text:span><text:span text:style-name="T4"> Ilgalaikiškumas. Atsipindys, pabudimas, dar viena galimybė ir naujas etapas. Tai sprendimai, kurie gali turėti ilgalaikę įtaką. Tai susiję su gimine, giminaičiais, ryšys tarp giminaičių. Didelis dvaras/namas užmiestyje, kur gamta. Reikiamybė atsižvelgti į giminystės ryšius, papročius, tradicijas, vertybes. Skaistybės vertybė. Požiūris ne tik į čia ir dabar, bet ir į praeitį, tiek į ateitį. Asocijuojasi su Saturno planeta, kuri reikalauja disciplinos, kontrolės ir su tuo suteikia stabilumą, ilgalaikiškumą.</text:span></text:p>
      <text:p text:style-name="P3"><text:span text:style-name="T4"/></text:p>
      <text:p text:style-name="P3"><text:span text:style-name="T5">21. Pasaulis.</text:span><text:span text:style-name="T4"> Pilnavertiškumas. Harmonija, prisipildymas, užbaigimas. Tai vienybė, kai apimamas visas pasaulis. Tai susiję su tolerantiškumo savybe, užsieniu, užsieniečiais, kitomis kultūromis, pasaulėžiūromis, užsienio kalbomis. Pajautimas begalybės ir vienybės. Ilgalaikiškumas. Gali reikšti pasaulėžiūros transformaciją. Žingsnis į permainas, kurios yra dideliame pasaulyje. Asocijuojasi su Urano planeta, kuri yra naujovių, ateities planeta.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date>2022-02-23T22:03:21.696000000</dc:date>
    <meta:editing-duration>PT7M59S</meta:editing-duration>
    <meta:editing-cycles>4</meta:editing-cycles>
    <meta:document-statistic meta:table-count="0" meta:image-count="0" meta:object-count="0" meta:page-count="3" meta:paragraph-count="22" meta:word-count="1434" meta:character-count="11414" meta:non-whitespace-character-count="9999"/>
  </office:meta>
</office:document-meta>
</file>